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08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ackground-color="#ff6666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3" table:default-cell-style-name="Default"/>
        <table:table-column table:style-name="co7" table:default-cell-style-name="ce8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Cycle #</text:p>
          </table:table-cell>
          <table:table-cell table:style-name="ce1" office:value-type="string" calcext:value-type="string">
            <text:p>CH=64/CACHE=512</text:p>
          </table:table-cell>
          <table:table-cell table:style-name="ce1" office:value-type="string" calcext:value-type="string">
            <text:p>CH=64/CACHE=1024</text:p>
          </table:table-cell>
          <table:table-cell table:style-name="ce1" office:value-type="string" calcext:value-type="string">
            <text:p>CH=64/CACHE=2048</text:p>
          </table:table-cell>
          <table:table-cell table:style-name="ce1" office:value-type="string" calcext:value-type="string">
            <text:p>CH=64/CACHE=4096</text:p>
          </table:table-cell>
          <table:table-cell table:style-name="ce1" office:value-type="string" calcext:value-type="string">
            <text:p>CH=48/CACHE=4096</text:p>
          </table:table-cell>
          <table:table-cell table:style-name="ce1" office:value-type="string" calcext:value-type="string">
            <text:p>CH=48/CACHE=10K</text:p>
          </table:table-cell>
          <table:table-cell table:style-name="ce1" office:value-type="string" calcext:value-type="string">
            <text:p>CH=24/CACHE=25K</text:p>
          </table:table-cell>
          <table:table-cell table:style-name="ce1" office:value-type="string" calcext:value-type="string">
            <text:p>CH=16/CACHE=40K</text:p>
          </table:table-cell>
          <table:table-cell table:style-name="ce7" office:value-type="string" calcext:value-type="string">
            <text:p>CH=8/CACHE=40K</text:p>
          </table:table-cell>
          <table:table-cell table:style-name="ce7" office:value-type="string" calcext:value-type="string">
            <text:p>CH=4/CACHE=25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0084" calcext:value-type="float">
            <text:p>0.008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746" calcext:value-type="float">
            <text:p>0.0746</text:p>
          </table:table-cell>
          <table:table-cell table:style-name="ce1" office:value-type="float" office:value="0.0507" calcext:value-type="float">
            <text:p>0.0507</text:p>
          </table:table-cell>
          <table:table-cell table:style-name="ce7" office:value-type="float" office:value="0.0001" calcext:value-type="float">
            <text:p>0.0001</text:p>
          </table:table-cell>
          <table:table-cell table:number-columns-repeated="3" table:style-name="ce1" office:value-type="float" office:value="0.0001" calcext:value-type="float">
            <text:p>0.0001</text:p>
          </table:table-cell>
          <table:table-cell table:style-name="ce10" office:value-type="float" office:value="0.0001" calcext:value-type="float">
            <text:p>0.0001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4" office:value-type="float" office:value="0.0001" calcext:value-type="float">
            <text:p>0.0001</text:p>
          </table:table-cell>
          <table:table-cell table:style-name="ce10"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0.0001</text:p>
          </table:table-cell>
          <table:table-cell table:number-columns-repeated="6" office:value-type="float" office:value="0.0002" calcext:value-type="float">
            <text:p>0.0002</text:p>
          </table:table-cell>
          <table:table-cell table:style-name="ce10"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6" office:value-type="float" office:value="0.0002" calcext:value-type="float">
            <text:p>0.0002</text:p>
          </table:table-cell>
          <table:table-cell table:style-name="ce10" office:value-type="float" office:value="0.0002" calcext:value-type="float">
            <text:p>0.0002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table:number-columns-repeated="7" office:value-type="float" office:value="0.0002" calcext:value-type="float">
            <text:p>0.0002</text:p>
          </table:table-cell>
          <table:table-cell table:style-name="ce10" office:value-type="float" office:value="0.0002" calcext:value-type="float">
            <text:p>0.0002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7"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table:style-name="ce10" office:value-type="float" office:value="0.0002" calcext:value-type="float">
            <text:p>0.0002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office:value-type="float" office:value="0.0002" calcext:value-type="float">
            <text:p>0.0002</text:p>
          </table:table-cell>
          <table:table-cell table:number-columns-repeated="3"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table:style-name="ce10" office:value-type="float" office:value="0.0002" calcext:value-type="float">
            <text:p>0.0002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table:number-columns-repeated="3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6" calcext:value-type="float">
            <text:p>0.0006</text:p>
          </table:table-cell>
          <table:table-cell table:style-name="ce10"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table:number-columns-repeated="3"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table:style-name="ce10"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8" calcext:value-type="float">
            <text:p>0.0008</text:p>
          </table:table-cell>
          <table:table-cell table:style-name="ce10"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0014" calcext:value-type="float">
            <text:p>0.0014</text:p>
          </table:table-cell>
          <table:table-cell table:number-columns-repeated="3"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table:style-name="ce10" office:value-type="float" office:value="0.0006" calcext:value-type="float">
            <text:p>0.0006</text:p>
          </table:table-cell>
          <table:table-cell office:value-type="float" office:value="0.0003" calcext:value-type="float">
            <text:p>0.0003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.0021" calcext:value-type="float">
            <text:p>0.002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 table:style-name="ce10"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3"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2" calcext:value-type="float">
            <text:p>0.0032</text:p>
          </table:table-cell>
          <table:table-cell table:style-name="ce10"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72" calcext:value-type="float">
            <text:p>0.0072</text:p>
          </table:table-cell>
          <table:table-cell table:style-name="ce10" office:value-type="float" office:value="0.002" calcext:value-type="float">
            <text:p>0.002</text:p>
          </table:table-cell>
          <table:table-cell office:value-type="float" office:value="0.0008" calcext:value-type="float">
            <text:p>0.0008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style-name="ce10" office:value-type="float" office:value="0.0041" calcext:value-type="float">
            <text:p>0.0041</text:p>
          </table:table-cell>
          <table:table-cell office:value-type="float" office:value="0.0009" calcext:value-type="float">
            <text:p>0.0009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13" calcext:value-type="float">
            <text:p>0.0113</text:p>
          </table:table-cell>
          <table:table-cell table:style-name="ce10" office:value-type="float" office:value="0.0059" calcext:value-type="float">
            <text:p>0.0059</text:p>
          </table:table-cell>
          <table:table-cell office:value-type="float" office:value="0.0015" calcext:value-type="float">
            <text:p>0.0015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05" calcext:value-type="float">
            <text:p>0.0205</text:p>
          </table:table-cell>
          <table:table-cell table:style-name="ce10" office:value-type="float" office:value="0.0075" calcext:value-type="float">
            <text:p>0.0075</text:p>
          </table:table-cell>
          <table:table-cell office:value-type="float" office:value="0.0018" calcext:value-type="float">
            <text:p>0.0018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29" calcext:value-type="float">
            <text:p>0.0329</text:p>
          </table:table-cell>
          <table:table-cell table:style-name="ce10" office:value-type="float" office:value="0.0087" calcext:value-type="float">
            <text:p>0.0087</text:p>
          </table:table-cell>
          <table:table-cell office:value-type="float" office:value="0.0024" calcext:value-type="float">
            <text:p>0.0024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76" calcext:value-type="float">
            <text:p>0.0576</text:p>
          </table:table-cell>
          <table:table-cell table:style-name="ce10" office:value-type="float" office:value="0.0153" calcext:value-type="float">
            <text:p>0.0153</text:p>
          </table:table-cell>
          <table:table-cell office:value-type="float" office:value="0.0033" calcext:value-type="float">
            <text:p>0.0033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987" calcext:value-type="float">
            <text:p>0.0987</text:p>
          </table:table-cell>
          <table:table-cell table:style-name="ce10" office:value-type="float" office:value="0.0281" calcext:value-type="float">
            <text:p>0.0281</text:p>
          </table:table-cell>
          <table:table-cell office:value-type="float" office:value="0.0048" calcext:value-type="float">
            <text:p>0.0048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783" calcext:value-type="float">
            <text:p>0.1783</text:p>
          </table:table-cell>
          <table:table-cell table:style-name="ce10" office:value-type="float" office:value="0.0454" calcext:value-type="float">
            <text:p>0.0454</text:p>
          </table:table-cell>
          <table:table-cell office:value-type="float" office:value="0.0094" calcext:value-type="float">
            <text:p>0.0094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3169" calcext:value-type="float">
            <text:p>0.3169</text:p>
          </table:table-cell>
          <table:table-cell table:style-name="ce10" office:value-type="float" office:value="0.0845" calcext:value-type="float">
            <text:p>0.0845</text:p>
          </table:table-cell>
          <table:table-cell office:value-type="float" office:value="0.011" calcext:value-type="float">
            <text:p>0.011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1.7472" calcext:value-type="float">
            <text:p>1.7472</text:p>
          </table:table-cell>
          <table:table-cell office:value-type="float" office:value="1.7514" calcext:value-type="float">
            <text:p>1.7514</text:p>
          </table:table-cell>
          <table:table-cell office:value-type="float" office:value="1.2656" calcext:value-type="float">
            <text:p>1.2656</text:p>
          </table:table-cell>
          <table:table-cell office:value-type="float" office:value="1.0297" calcext:value-type="float">
            <text:p>1.0297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4775" calcext:value-type="float">
            <text:p>0.4775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354" calcext:value-type="float">
            <text:p>0.3354</text:p>
          </table:table-cell>
          <table:table-cell table:style-name="ce10" office:value-type="float" office:value="0.1405" calcext:value-type="float">
            <text:p>0.1405</text:p>
          </table:table-cell>
          <table:table-cell office:value-type="float" office:value="0.0174" calcext:value-type="float">
            <text:p>0.0174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3.3885" calcext:value-type="float">
            <text:p>3.3885</text:p>
          </table:table-cell>
          <table:table-cell office:value-type="float" office:value="3.1197" calcext:value-type="float">
            <text:p>3.1197</text:p>
          </table:table-cell>
          <table:table-cell office:value-type="float" office:value="2.4529" calcext:value-type="float">
            <text:p>2.4529</text:p>
          </table:table-cell>
          <table:table-cell office:value-type="float" office:value="1.9355" calcext:value-type="float">
            <text:p>1.935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5906" calcext:value-type="float">
            <text:p>0.5906</text:p>
          </table:table-cell>
          <table:table-cell table:style-name="ce10" office:value-type="float" office:value="0.2596" calcext:value-type="float">
            <text:p>0.2596</text:p>
          </table:table-cell>
          <table:table-cell office:value-type="float" office:value="0.0252" calcext:value-type="float">
            <text:p>0.0252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6.4421" calcext:value-type="float">
            <text:p>6.4421</text:p>
          </table:table-cell>
          <table:table-cell office:value-type="float" office:value="6.1291" calcext:value-type="float">
            <text:p>6.1291</text:p>
          </table:table-cell>
          <table:table-cell office:value-type="float" office:value="4.5834" calcext:value-type="float">
            <text:p>4.5834</text:p>
          </table:table-cell>
          <table:table-cell office:value-type="float" office:value="3.6348" calcext:value-type="float">
            <text:p>3.6348</text:p>
          </table:table-cell>
          <table:table-cell office:value-type="float" office:value="2.3473" calcext:value-type="float">
            <text:p>2.3473</text:p>
          </table:table-cell>
          <table:table-cell office:value-type="float" office:value="1.7772" calcext:value-type="float">
            <text:p>1.7772</text:p>
          </table:table-cell>
          <table:table-cell office:value-type="float" office:value="1.2772" calcext:value-type="float">
            <text:p>1.2772</text:p>
          </table:table-cell>
          <table:table-cell office:value-type="float" office:value="1.0755" calcext:value-type="float">
            <text:p>1.0755</text:p>
          </table:table-cell>
          <table:table-cell table:style-name="ce10" office:value-type="float" office:value="0.4297" calcext:value-type="float">
            <text:p>0.4297</text:p>
          </table:table-cell>
          <table:table-cell office:value-type="float" office:value="0.0356" calcext:value-type="float">
            <text:p>0.0356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12.4187" calcext:value-type="float">
            <text:p>12.4187</text:p>
          </table:table-cell>
          <table:table-cell office:value-type="float" office:value="11.2909" calcext:value-type="float">
            <text:p>11.2909</text:p>
          </table:table-cell>
          <table:table-cell office:value-type="float" office:value="8.8902" calcext:value-type="float">
            <text:p>8.8902</text:p>
          </table:table-cell>
          <table:table-cell office:value-type="float" office:value="7.372" calcext:value-type="float">
            <text:p>7.372</text:p>
          </table:table-cell>
          <table:table-cell office:value-type="float" office:value="5.5756" calcext:value-type="float">
            <text:p>5.5756</text:p>
          </table:table-cell>
          <table:table-cell office:value-type="float" office:value="3.2452" calcext:value-type="float">
            <text:p>3.2452</text:p>
          </table:table-cell>
          <table:table-cell office:value-type="float" office:value="2.4241" calcext:value-type="float">
            <text:p>2.4241</text:p>
          </table:table-cell>
          <table:table-cell office:value-type="float" office:value="2.1846" calcext:value-type="float">
            <text:p>2.1846</text:p>
          </table:table-cell>
          <table:table-cell table:style-name="ce10" office:value-type="float" office:value="0.7628" calcext:value-type="float">
            <text:p>0.7628</text:p>
          </table:table-cell>
          <table:table-cell office:value-type="float" office:value="0.0526" calcext:value-type="float">
            <text:p>0.0526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3.9661" calcext:value-type="float">
            <text:p>23.9661</text:p>
          </table:table-cell>
          <table:table-cell office:value-type="float" office:value="21.6028" calcext:value-type="float">
            <text:p>21.6028</text:p>
          </table:table-cell>
          <table:table-cell office:value-type="float" office:value="17.0518" calcext:value-type="float">
            <text:p>17.0518</text:p>
          </table:table-cell>
          <table:table-cell office:value-type="float" office:value="13.2706" calcext:value-type="float">
            <text:p>13.2706</text:p>
          </table:table-cell>
          <table:table-cell office:value-type="float" office:value="8.7474" calcext:value-type="float">
            <text:p>8.7474</text:p>
          </table:table-cell>
          <table:table-cell office:value-type="float" office:value="6.5316" calcext:value-type="float">
            <text:p>6.5316</text:p>
          </table:table-cell>
          <table:table-cell office:value-type="float" office:value="4.9131" calcext:value-type="float">
            <text:p>4.9131</text:p>
          </table:table-cell>
          <table:table-cell office:value-type="float" office:value="3.8346" calcext:value-type="float">
            <text:p>3.8346</text:p>
          </table:table-cell>
          <table:table-cell table:style-name="ce10" office:value-type="float" office:value="1.3138" calcext:value-type="float">
            <text:p>1.3138</text:p>
          </table:table-cell>
          <table:table-cell office:value-type="float" office:value="0.0798" calcext:value-type="float">
            <text:p>0.0798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46.3332" calcext:value-type="float">
            <text:p>46.3332</text:p>
          </table:table-cell>
          <table:table-cell office:value-type="float" office:value="42.8719" calcext:value-type="float">
            <text:p>42.8719</text:p>
          </table:table-cell>
          <table:table-cell office:value-type="float" office:value="32.9014" calcext:value-type="float">
            <text:p>32.9014</text:p>
          </table:table-cell>
          <table:table-cell office:value-type="float" office:value="25.2554" calcext:value-type="float">
            <text:p>25.2554</text:p>
          </table:table-cell>
          <table:table-cell office:value-type="float" office:value="15.6196" calcext:value-type="float">
            <text:p>15.6196</text:p>
          </table:table-cell>
          <table:table-cell office:value-type="float" office:value="12.1583" calcext:value-type="float">
            <text:p>12.1583</text:p>
          </table:table-cell>
          <table:table-cell office:value-type="float" office:value="9.3578" calcext:value-type="float">
            <text:p>9.3578</text:p>
          </table:table-cell>
          <table:table-cell office:value-type="float" office:value="7.5142" calcext:value-type="float">
            <text:p>7.5142</text:p>
          </table:table-cell>
          <table:table-cell table:style-name="ce10" office:value-type="float" office:value="2.3793" calcext:value-type="float">
            <text:p>2.3793</text:p>
          </table:table-cell>
          <table:table-cell office:value-type="float" office:value="0.1195" calcext:value-type="float">
            <text:p>0.1195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90.3998" calcext:value-type="float">
            <text:p>90.3998</text:p>
          </table:table-cell>
          <table:table-cell office:value-type="float" office:value="89.1511" calcext:value-type="float">
            <text:p>89.1511</text:p>
          </table:table-cell>
          <table:table-cell office:value-type="float" office:value="63.6008" calcext:value-type="float">
            <text:p>63.6008</text:p>
          </table:table-cell>
          <table:table-cell office:value-type="float" office:value="47.404" calcext:value-type="float">
            <text:p>47.404</text:p>
          </table:table-cell>
          <table:table-cell office:value-type="float" office:value="30.7322" calcext:value-type="float">
            <text:p>30.7322</text:p>
          </table:table-cell>
          <table:table-cell/>
          <table:table-cell office:value-type="float" office:value="16.7075" calcext:value-type="float">
            <text:p>16.7075</text:p>
          </table:table-cell>
          <table:table-cell office:value-type="float" office:value="13.9023" calcext:value-type="float">
            <text:p>13.9023</text:p>
          </table:table-cell>
          <table:table-cell table:style-name="ce10" office:value-type="float" office:value="3.9763" calcext:value-type="float">
            <text:p>3.9763</text:p>
          </table:table-cell>
          <table:table-cell office:value-type="float" office:value="0.1769" calcext:value-type="float">
            <text:p>0.1769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office:value-type="float" office:value="170.3319" calcext:value-type="float">
            <text:p>170.3319</text:p>
          </table:table-cell>
          <table:table-cell office:value-type="float" office:value="123.8543" calcext:value-type="float">
            <text:p>123.8543</text:p>
          </table:table-cell>
          <table:table-cell office:value-type="float" office:value="91.2087" calcext:value-type="float">
            <text:p>91.2087</text:p>
          </table:table-cell>
          <table:table-cell office:value-type="float" office:value="59.5058" calcext:value-type="float">
            <text:p>59.5058</text:p>
          </table:table-cell>
          <table:table-cell/>
          <table:table-cell office:value-type="float" office:value="32.4262" calcext:value-type="float">
            <text:p>32.4262</text:p>
          </table:table-cell>
          <table:table-cell office:value-type="float" office:value="25.3345" calcext:value-type="float">
            <text:p>25.3345</text:p>
          </table:table-cell>
          <table:table-cell table:style-name="ce10" office:value-type="float" office:value="7.0348" calcext:value-type="float">
            <text:p>7.0348</text:p>
          </table:table-cell>
          <table:table-cell office:value-type="float" office:value="0.2687" calcext:value-type="float">
            <text:p>0.2687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office:value-type="float" office:value="326.3101" calcext:value-type="float">
            <text:p>326.3101</text:p>
          </table:table-cell>
          <table:table-cell/>
          <table:table-cell office:value-type="float" office:value="196.8683" calcext:value-type="float">
            <text:p>196.8683</text:p>
          </table:table-cell>
          <table:table-cell office:value-type="float" office:value="110.0196" calcext:value-type="float">
            <text:p>110.0196</text:p>
          </table:table-cell>
          <table:table-cell/>
          <table:table-cell office:value-type="float" office:value="62.5196" calcext:value-type="float">
            <text:p>62.5196</text:p>
          </table:table-cell>
          <table:table-cell office:value-type="float" office:value="46.2494" calcext:value-type="float">
            <text:p>46.2494</text:p>
          </table:table-cell>
          <table:table-cell table:style-name="ce10" office:value-type="float" office:value="12.2658" calcext:value-type="float">
            <text:p>12.2658</text:p>
          </table:table-cell>
          <table:table-cell office:value-type="float" office:value="0.3803" calcext:value-type="float">
            <text:p>0.3803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3"/>
          <table:table-cell office:value-type="float" office:value="364.5981" calcext:value-type="float">
            <text:p>364.5981</text:p>
          </table:table-cell>
          <table:table-cell office:value-type="float" office:value="238.4753" calcext:value-type="float">
            <text:p>238.4753</text:p>
          </table:table-cell>
          <table:table-cell/>
          <table:table-cell table:style-name="ce9" office:value-type="float" office:value="126.2049" calcext:value-type="float">
            <text:p>126.2049</text:p>
          </table:table-cell>
          <table:table-cell office:value-type="float" office:value="86.4213" calcext:value-type="float">
            <text:p>86.4213</text:p>
          </table:table-cell>
          <table:table-cell table:style-name="ce10" office:value-type="float" office:value="21.6829" calcext:value-type="float">
            <text:p>21.6829</text:p>
          </table:table-cell>
          <table:table-cell office:value-type="float" office:value="0.3968" calcext:value-type="float">
            <text:p>0.3968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3"/>
          <table:table-cell office:value-type="float" office:value="691.7117" calcext:value-type="float">
            <text:p>691.7117</text:p>
          </table:table-cell>
          <table:table-cell office:value-type="float" office:value="424.1321" calcext:value-type="float">
            <text:p>424.1321</text:p>
          </table:table-cell>
          <table:table-cell table:number-columns-repeated="2"/>
          <table:table-cell office:value-type="float" office:value="169.9769" calcext:value-type="float">
            <text:p>169.9769</text:p>
          </table:table-cell>
          <table:table-cell table:style-name="ce10" office:value-type="float" office:value="37.56" calcext:value-type="float">
            <text:p>37.56</text:p>
          </table:table-cell>
          <table:table-cell office:value-type="float" office:value="0.6015" calcext:value-type="float">
            <text:p>0.6015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3"/>
          <table:table-cell table:style-name="ce5" office:value-type="float" office:value="1386.9773" calcext:value-type="float">
            <text:p>1386.9773</text:p>
          </table:table-cell>
          <table:table-cell office:value-type="float" office:value="932.8224" calcext:value-type="float">
            <text:p>932.8224</text:p>
          </table:table-cell>
          <table:table-cell table:number-columns-repeated="3"/>
          <table:table-cell table:style-name="ce10" office:value-type="float" office:value="65.7247" calcext:value-type="float">
            <text:p>65.7247</text:p>
          </table:table-cell>
          <table:table-cell office:value-type="float" office:value="0.8891" calcext:value-type="float">
            <text:p>0.8891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8"/>
          <table:table-cell table:style-name="ce10" office:value-type="float" office:value="114.647" calcext:value-type="float">
            <text:p>114.647</text:p>
          </table:table-cell>
          <table:table-cell office:value-type="float" office:value="1.3508" calcext:value-type="float">
            <text:p>1.3508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8"/>
          <table:table-cell table:style-name="ce10" office:value-type="float" office:value="199.9825" calcext:value-type="float">
            <text:p>199.9825</text:p>
          </table:table-cell>
          <table:table-cell office:value-type="float" office:value="2.0165" calcext:value-type="float">
            <text:p>2.0165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8"/>
          <table:table-cell table:style-name="ce10"/>
          <table:table-cell office:value-type="float" office:value="3.1123" calcext:value-type="float">
            <text:p>3.1123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8"/>
          <table:table-cell table:style-name="ce10"/>
          <table:table-cell office:value-type="float" office:value="4.539" calcext:value-type="float">
            <text:p>4.539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9"/>
          <table:table-cell office:value-type="float" office:value="6.7706" calcext:value-type="float">
            <text:p>6.7706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9"/>
          <table:table-cell office:value-type="float" office:value="10.2705" calcext:value-type="float">
            <text:p>10.270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M(secs)</text:p>
          </table:table-cell>
          <table:table-cell table:style-name="ce4" table:number-columns-repeated="3"/>
          <table:table-cell table:style-name="ce6" table:formula="of:=SUM([.E2:.E41])" office:value-type="float" office:value="2832.5362" calcext:value-type="float">
            <text:p>2832.5362</text:p>
          </table:table-cell>
          <table:table-cell table:style-name="ce6" table:formula="of:=SUM([.F2:.F41])" office:value-type="float" office:value="1831.0816" calcext:value-type="float">
            <text:p>1831.0816</text:p>
          </table:table-cell>
          <table:table-cell table:style-name="ce6" table:formula="of:=SUM([.G2:.G41])" office:value-type="float" office:value="25.7533" calcext:value-type="float">
            <text:p>25.7533</text:p>
          </table:table-cell>
          <table:table-cell table:style-name="ce6" table:formula="of:=SUM([.H2:.H41])" office:value-type="float" office:value="257.4201" calcext:value-type="float">
            <text:p>257.4201</text:p>
          </table:table-cell>
          <table:table-cell table:style-name="ce6" table:formula="of:=SUM([.I2:.I41])" office:value-type="float" office:value="358.1605" calcext:value-type="float">
            <text:p>358.1605</text:p>
          </table:table-cell>
          <table:table-cell table:style-name="ce6" table:formula="of:=SUM([.J2:.J41])" office:value-type="float" office:value="468.3664" calcext:value-type="float">
            <text:p>468.3664</text:p>
          </table:table-cell>
          <table:table-cell table:style-name="ce6" table:formula="of:=SUM([.K2:.K41])" office:value-type="float" office:value="31.1427" calcext:value-type="float">
            <text:p>31.1427</text:p>
          </table:table-cell>
          <table:table-cell table:number-columns-repeated="1012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K2:Sheet1.K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15:07:16.494664656</meta:creation-date>
    <dc:date>2023-01-05T20:39:17.496941246</dc:date>
    <meta:editing-duration>PT30M48S</meta:editing-duration>
    <meta:editing-cycles>6</meta:editing-cycles>
    <meta:generator>LibreOffice/6.0.7.3$Linux_X86_64 LibreOffice_project/00m0$Build-3</meta:generator>
    <meta:document-statistic meta:table-count="1" meta:cell-count="386" meta:object-count="0"/>
  </office:meta>
</office:document-meta>
</file>